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Georgia" svg:font-family="Georgia, 'Times New Roman', serif"/>
    <style:font-face style:name="Helvetica" svg:font-family="Helvetica, Arial, sans-serif"/>
    <style:font-face style:name="Open Sans" svg:font-family="'Open Sans',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f10f8" officeooo:paragraph-rsid="001f10f8"/>
    </style:style>
    <style:style style:name="P2" style:family="paragraph" style:parent-style-name="Standard">
      <style:paragraph-properties fo:line-height="200%" fo:text-align="center" style:justify-single-word="false"/>
      <style:text-properties officeooo:rsid="00241206" officeooo:paragraph-rsid="00241206"/>
    </style:style>
    <style:style style:name="P3" style:family="paragraph" style:parent-style-name="Standard">
      <style:paragraph-properties fo:line-height="200%" fo:text-align="start" style:justify-single-word="false"/>
      <style:text-properties officeooo:rsid="001f10f8" officeooo:paragraph-rsid="0031d88e"/>
    </style:style>
    <style:style style:name="P4" style:family="paragraph" style:parent-style-name="Standard">
      <style:paragraph-properties fo:line-height="200%" fo:text-align="start" style:justify-single-word="false"/>
      <style:text-properties officeooo:rsid="001f10f8" officeooo:paragraph-rsid="009ab03d"/>
    </style:style>
    <style:style style:name="P5" style:family="paragraph" style:parent-style-name="Standard">
      <style:paragraph-properties fo:line-height="200%" fo:text-align="start" style:justify-single-word="false"/>
      <style:text-properties officeooo:rsid="001f10f8" officeooo:paragraph-rsid="00a9b0e9"/>
    </style:style>
    <style:style style:name="P6" style:family="paragraph" style:parent-style-name="Standard">
      <style:paragraph-properties fo:line-height="200%"/>
      <style:text-properties officeooo:rsid="001f10f8" officeooo:paragraph-rsid="001f10f8"/>
    </style:style>
    <style:style style:name="P7" style:family="paragraph" style:parent-style-name="Standard">
      <style:paragraph-properties fo:line-height="200%" fo:text-align="start" style:justify-single-word="false"/>
      <style:text-properties officeooo:rsid="009741fc" officeooo:paragraph-rsid="009eb0a7"/>
    </style:style>
    <style:style style:name="P8" style:family="paragraph" style:parent-style-name="Standard" style:master-page-name="">
      <loext:graphic-properties draw:fill="none"/>
      <style:paragraph-properties fo:margin-left="0.5in" fo:margin-right="0in" fo:line-height="200%" fo:text-align="start" style:justify-single-word="false" fo:text-indent="0in" style:auto-text-indent="false" style:page-number="auto" fo:background-color="transparent"/>
      <style:text-properties officeooo:rsid="001f10f8" officeooo:paragraph-rsid="00962078"/>
    </style:style>
    <style:style style:name="P9" style:family="paragraph" style:parent-style-name="Standard" style:master-page-name="">
      <loext:graphic-properties draw:fill="none"/>
      <style:paragraph-properties fo:margin-left="0.5in" fo:margin-right="0in" fo:line-height="200%" fo:text-align="start" style:justify-single-word="false" fo:text-indent="-0.5in" style:auto-text-indent="false" style:page-number="auto" fo:background-color="transparent"/>
      <style:text-properties officeooo:rsid="006bad33" officeooo:paragraph-rsid="006bad33"/>
    </style:style>
    <style:style style:name="P10" style:family="paragraph" style:parent-style-name="Standard">
      <loext:graphic-properties draw:fill="none"/>
      <style:paragraph-properties fo:margin-left="0.5in" fo:margin-right="0in" fo:line-height="200%" fo:text-align="start" style:justify-single-word="false" fo:text-indent="-0.5in" style:auto-text-indent="false" fo:background-color="transparent"/>
      <style:text-properties officeooo:rsid="0061858e" officeooo:paragraph-rsid="009fae74"/>
    </style:style>
    <style:style style:name="P11" style:family="paragraph" style:parent-style-name="Standard">
      <loext:graphic-properties draw:fill="none"/>
      <style:paragraph-properties fo:margin-left="0.5in" fo:margin-right="0in" fo:line-height="200%" fo:text-align="start" style:justify-single-word="false" fo:text-indent="-0.5in" style:auto-text-indent="false" fo:background-color="transparent"/>
      <style:text-properties officeooo:rsid="006fb3df" officeooo:paragraph-rsid="009fae74"/>
    </style:style>
    <style:style style:name="P12" style:family="paragraph" style:parent-style-name="Standard">
      <loext:graphic-properties draw:fill="none"/>
      <style:paragraph-properties fo:margin-left="0.5in" fo:margin-right="0in" fo:line-height="200%" fo:text-align="start" style:justify-single-word="false" fo:text-indent="-0.5in" style:auto-text-indent="false" fo:background-color="transparent"/>
      <style:text-properties officeooo:rsid="008dbe44" officeooo:paragraph-rsid="008dbe44"/>
    </style:style>
    <style:style style:name="P13" style:family="paragraph" style:parent-style-name="Standard" style:master-page-name="">
      <loext:graphic-properties draw:fill="none"/>
      <style:paragraph-properties fo:margin-left="0.5in" fo:margin-right="0in" fo:line-height="200%" fo:text-align="start" style:justify-single-word="false" fo:text-indent="-0.5in" style:auto-text-indent="false" style:page-number="auto" fo:background-color="transparent"/>
      <style:text-properties officeooo:rsid="005a93fd" officeooo:paragraph-rsid="009fae74"/>
    </style:style>
    <style:style style:name="P14" style:family="paragraph" style:parent-style-name="Standard">
      <style:paragraph-properties fo:line-height="200%" fo:text-align="center" style:justify-single-word="false" fo:break-before="page"/>
      <style:text-properties officeooo:rsid="00245330" officeooo:paragraph-rsid="00245330" fo:background-color="transparent"/>
    </style:style>
    <style:style style:name="P15" style:family="paragraph" style:parent-style-name="Standard">
      <style:paragraph-properties fo:line-height="200%" fo:text-align="start" style:justify-single-word="false" fo:break-before="page"/>
      <style:text-properties officeooo:rsid="009741fc" officeooo:paragraph-rsid="00ab8dcc"/>
    </style:style>
    <style:style style:name="T1" style:family="text">
      <style:text-properties officeooo:rsid="002094e8"/>
    </style:style>
    <style:style style:name="T2" style:family="text">
      <style:text-properties officeooo:rsid="00311050"/>
    </style:style>
    <style:style style:name="T3" style:family="text">
      <style:text-properties officeooo:rsid="00314216"/>
    </style:style>
    <style:style style:name="T4" style:family="text">
      <style:text-properties officeooo:rsid="0044a3e1"/>
    </style:style>
    <style:style style:name="T5" style:family="text">
      <style:text-properties style:text-position="super 58%" officeooo:rsid="0044a3e1"/>
    </style:style>
    <style:style style:name="T6" style:family="text">
      <style:text-properties officeooo:rsid="0056face"/>
    </style:style>
    <style:style style:name="T7" style:family="text">
      <style:text-properties fo:font-style="normal" style:font-style-asian="normal" style:font-style-complex="normal"/>
    </style:style>
    <style:style style:name="T8" style:family="text">
      <style:text-properties fo:font-style="normal" officeooo:rsid="006e2f8e" style:font-style-asian="normal" style:font-style-complex="normal"/>
    </style:style>
    <style:style style:name="T9" style:family="text">
      <style:text-properties fo:font-style="normal" officeooo:rsid="00704824" style:font-style-asian="normal" style:font-style-complex="normal"/>
    </style:style>
    <style:style style:name="T10" style:family="text">
      <style:text-properties fo:font-style="normal" officeooo:rsid="00706f78" style:font-style-asian="normal" style:font-style-complex="normal"/>
    </style:style>
    <style:style style:name="T11" style:family="text">
      <style:text-properties fo:font-style="normal" officeooo:rsid="00726396" style:font-style-asian="normal" style:font-style-complex="normal"/>
    </style:style>
    <style:style style:name="T12" style:family="text">
      <style:text-properties fo:font-style="normal" officeooo:rsid="0073a3be" style:font-style-asian="normal" style:font-style-complex="normal"/>
    </style:style>
    <style:style style:name="T13" style:family="text">
      <style:text-properties fo:font-style="normal" officeooo:rsid="0076490a" style:font-style-asian="normal" style:font-style-complex="normal"/>
    </style:style>
    <style:style style:name="T14" style:family="text">
      <style:text-properties fo:font-style="normal" officeooo:rsid="007e0c91" style:font-style-asian="normal" style:font-style-complex="normal"/>
    </style:style>
    <style:style style:name="T15" style:family="text">
      <style:text-properties fo:font-style="normal" officeooo:rsid="007fbe33" style:font-style-asian="normal" style:font-style-complex="normal"/>
    </style:style>
    <style:style style:name="T16" style:family="text">
      <style:text-properties fo:font-style="normal" officeooo:rsid="0080b9a9" style:font-style-asian="normal" style:font-style-complex="normal"/>
    </style:style>
    <style:style style:name="T17" style:family="text">
      <style:text-properties fo:font-style="normal" officeooo:rsid="0082610e" style:font-style-asian="normal" style:font-style-complex="normal"/>
    </style:style>
    <style:style style:name="T18" style:family="text">
      <style:text-properties fo:font-style="normal" officeooo:rsid="0083024d" style:font-style-asian="normal" style:font-style-complex="normal"/>
    </style:style>
    <style:style style:name="T19" style:family="text">
      <style:text-properties fo:font-style="normal" officeooo:rsid="00839e50" style:font-style-asian="normal" style:font-style-complex="normal"/>
    </style:style>
    <style:style style:name="T20" style:family="text">
      <style:text-properties fo:font-style="normal" officeooo:rsid="00858248" style:font-style-asian="normal" style:font-style-complex="normal"/>
    </style:style>
    <style:style style:name="T21" style:family="text">
      <style:text-properties fo:font-style="normal" officeooo:rsid="0091d3b4" style:font-style-asian="normal" style:font-style-complex="normal"/>
    </style:style>
    <style:style style:name="T22" style:family="text">
      <style:text-properties fo:font-style="normal" officeooo:rsid="00931478" style:font-style-asian="normal" style:font-style-complex="normal"/>
    </style:style>
    <style:style style:name="T23" style:family="text">
      <style:text-properties fo:font-style="normal" officeooo:rsid="00944c76" style:font-style-asian="normal" style:font-style-complex="normal"/>
    </style:style>
    <style:style style:name="T24" style:family="text">
      <style:text-properties fo:font-style="normal" officeooo:rsid="00962078" style:font-style-asian="normal" style:font-style-complex="normal"/>
    </style:style>
    <style:style style:name="T25" style:family="text">
      <style:text-properties fo:font-style="normal" officeooo:rsid="009741fc" style:font-style-asian="normal" style:font-style-complex="normal"/>
    </style:style>
    <style:style style:name="T26" style:family="text">
      <style:text-properties fo:font-style="normal" officeooo:rsid="00985838" style:font-style-asian="normal" style:font-style-complex="normal"/>
    </style:style>
    <style:style style:name="T27" style:family="text">
      <style:text-properties fo:font-style="normal" officeooo:rsid="00999d1b" style:font-style-asian="normal" style:font-style-complex="normal"/>
    </style:style>
    <style:style style:name="T28" style:family="text">
      <style:text-properties fo:font-style="normal" officeooo:rsid="009b5d5c" style:font-style-asian="normal" style:font-style-complex="normal"/>
    </style:style>
    <style:style style:name="T29" style:family="text">
      <style:text-properties fo:font-style="normal" officeooo:rsid="009d0922" style:font-style-asian="normal" style:font-style-complex="normal"/>
    </style:style>
    <style:style style:name="T30" style:family="text">
      <style:text-properties fo:font-style="normal" officeooo:rsid="00a6b6e9" style:font-style-asian="normal" style:font-style-complex="normal"/>
    </style:style>
    <style:style style:name="T31" style:family="text">
      <style:text-properties fo:font-style="normal" officeooo:rsid="00a83228" style:font-style-asian="normal" style:font-style-complex="normal"/>
    </style:style>
    <style:style style:name="T32" style:family="text">
      <style:text-properties fo:font-style="normal" officeooo:rsid="00a9b0e9" style:font-style-asian="normal" style:font-style-complex="normal"/>
    </style:style>
    <style:style style:name="T33" style:family="text">
      <style:text-properties fo:font-style="normal" officeooo:rsid="00aa8d05" style:font-style-asian="normal" style:font-style-complex="normal"/>
    </style:style>
    <style:style style:name="T34" style:family="text">
      <style:text-properties fo:font-style="normal" officeooo:rsid="00ab8dcc" style:font-style-asian="normal" style:font-style-complex="normal"/>
    </style:style>
    <style:style style:name="T35" style:family="text">
      <style:text-properties fo:font-style="normal" officeooo:rsid="00ad463c" style:font-style-asian="normal" style:font-style-complex="normal"/>
    </style:style>
    <style:style style:name="T36" style:family="text">
      <style:text-properties fo:font-style="normal" officeooo:rsid="00ad7609" style:font-style-asian="normal" style:font-style-complex="normal"/>
    </style:style>
    <style:style style:name="T37" style:family="text">
      <style:text-properties fo:font-style="italic" style:font-style-asian="italic" style:font-style-complex="italic"/>
    </style:style>
    <style:style style:name="T38" style:family="text">
      <style:text-properties fo:font-style="italic" officeooo:rsid="0056face" style:font-style-asian="italic" style:font-style-complex="italic"/>
    </style:style>
    <style:style style:name="T39" style:family="text">
      <style:text-properties fo:font-style="italic" officeooo:rsid="006e2f8e" style:font-style-asian="italic" style:font-style-complex="italic"/>
    </style:style>
    <style:style style:name="T40" style:family="text">
      <style:text-properties fo:font-style="italic" officeooo:rsid="00839e50" style:font-style-asian="italic" style:font-style-complex="italic"/>
    </style:style>
    <style:style style:name="T41" style:family="text">
      <style:text-properties fo:font-style="italic" officeooo:rsid="0091d3b4" style:font-style-asian="italic" style:font-style-complex="italic"/>
    </style:style>
    <style:style style:name="T42" style:family="text">
      <style:text-properties officeooo:rsid="005bfb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Professor Susan Friedman</text:p>
      <text:p text:style-name="P1">English 208</text:p>
      <text:p text:style-name="P1">23 November 2016</text:p>
      <text:p text:style-name="P2">Enlightenment: <text:span text:style-name="T2">Matter of Literature</text:span></text:p>
      <text:p text:style-name="P3"><text:tab/><text:span text:style-name="T3">At a point early on in my career of English classes, language broke and could no longer be trusted. As with most vocabulary up to that point in elementary school, I had learned to use the word “matter” from conversational context, and I learned it as a verb: baseball mattered and other sports did not. How then, could “matter” also be a noun; one which applied so abstractly to the tangible quality of everything that exists? I wanted to refuse; to unlearn that week's vocabulary words and ignore this language where diction was so confusing. The crisis was about as large as it could be for a 10-something year old, with entire hours spent protesting the issue to my teacher and parents. Luckily, by the time I was hearing that the rules of arithmetic were similarly deceitful – where 'x' is used both as an operation and a variable – these rudimentary dichotomies were something I could begrudgingly accept and incorporate. Much more recently, “What Is Enlightenment” by Immanuel Kant provided an excellent introduction to our topics of interest earlier in the semester. Tutelage, escape of responsibility and thought, is the scorned focus of The Enlightenment literary movement, and no religion, nor government, nor leader who fails to promote the freedom of thought is exempt from concerned ire. I loved this topic; the readings and class discussions opened up how literature is built by a community of writers operating not in isolation, but together on a global stage. It is like a direct precursor to The Internet, where similar ideas can be shared, published, and then used to refine the viewpoint of </text:span><text:soft-page-break/><text:span text:style-name="T3">others. It was during one of the class discussions, where we considered that the Period of Enlightenment extended to present day, that I finally made the connection with enlightenment and “matter” versus “matter.” The Enlightenment revolves around context; it applies to a selection of specific works, to elements present in literary works everywhere, and through them to everyone who reads. Our textbook starts us off on the right foot by eschewing a single definition for enlightenment; instead we're shown what the word and movement meant to several authors and given some connective verbiage (Puchner et al 101). There we are introduced to the first tricky behavior of “enlightenment” where The Enlightenment, a period during the 17</text:span><text:span text:style-name="T5">th</text:span><text:span text:style-name="T4"> and 18</text:span><text:span text:style-name="T5">th</text:span><text:span text:style-name="T4"> centuries, is easy to confuse with its subject matter: enlightenment style ideals and thought. The topic is further divided with enlightenment as it pertains to literature, and enlightenment of a person who consumes that literature. Enlightenment in literary works consists of themes and devices as discussed in class: satire, biographical fiction, tools which were necessary in order to discuss the issues of the time from under censorship. Enlightenment as a state of development is the kernel of all other definitions; bringing people to consider, explore, inquire, and decide is a goal that stretches to this day, and its outcome acts as an important state of development for every human.</text:span></text:p>
      <text:p text:style-name="P4"><text:tab/><text:span text:style-name="T6">Even the very first sentence of Kant's “What is Enlightenment” addresses the issue: “Enlightenment is man's release from his self-incurred tutelage” (Puchner et al 105). Tutelage is then defined as “man's inability to make use of his understanding without direction from another,” (Puchner et al 105) but the term also has a separate, oddly concerning definition: tutelage, “instruction especially of an individual,” i.e. education systems (Tutelage). Of course the definition which Kant lists is the one that applies in “What is Enlightenment” but the role of </text:span><text:soft-page-break/><text:span text:style-name="T6">education systems versus self education plays a huge role in today's institutions. Historically schools have operated on the principle of memorization: “knowledge gained through recitation of facts, literacy in the form of reading and writing, and knowledge of spoken language […] was equated with learning.” (Edgar). Every time we have a discussion in class, or an assignment to investigate and form personal morals from information, enlightenment philosophy is at work. The dynamic of school and thought appears in Chinua Achebe's </text:span><text:span text:style-name="T38">No Longer At Ease</text:span><text:span text:style-name="T6"> when the main character, Obi, is sent off from his home in Nigeria to study at an English university (Chinua). He returns educated in English language, but then falls victim to the machinery of government and debt. Obi is without enlightenment; he obeys and accepts, only rejecting the status quo set before him once it has taken away his love interest and status. </text:span></text:p>
      <text:p text:style-name="P5"><text:span text:style-name="T6"><text:tab/>Another postcolonial work, </text:span><text:span text:style-name="T38">The Complete </text:span><text:span text:style-name="T39">Persepolis,</text:span><text:span text:style-name="T8"> is an autobiographical look at personal development </text:span><text:span text:style-name="T9">(Marjane). Marjane </text:span><text:span text:style-name="T10">details her time growing up </text:span><text:span text:style-name="T11">with a liberal family</text:span><text:span text:style-name="T10"> in Iran right as things began to deteriorate </text:span><text:span text:style-name="T14">towards</text:span><text:span text:style-name="T10"> war and segregation; she survives bombings </text:span><text:span text:style-name="T15">and persecution</text:span><text:span text:style-name="T10"> </text:span><text:span text:style-name="T30">and is</text:span><text:span text:style-name="T10"> sent by her parents to Europe </text:span><text:span text:style-name="T30">where she</text:span><text:span text:style-name="T10"> </text:span><text:span text:style-name="T30">continues</text:span><text:span text:style-name="T10"> her studies. </text:span><text:span text:style-name="T11">The experience is </text:span><text:span text:style-name="T12">a constant battle</text:span><text:span text:style-name="T11"> as Marj</text:span><text:span text:style-name="T12">ane</text:span><text:span text:style-name="T11"> often finds herself associating with rough crowds and drugs. Upon her return to Iran, </text:span><text:span text:style-name="T12">she</text:span><text:span text:style-name="T11"> discovers how both </text:span><text:span text:style-name="T12">her self</text:span><text:span text:style-name="T11"> and her country have changed. </text:span><text:span text:style-name="T12">Unlike Obi, however, Marjane has built heavily on her education through both the schooling available and an internal drive to read; by the </text:span><text:span text:style-name="T13">time she has weathered the turmoil of </text:span><text:span text:style-name="T31">a </text:span><text:span text:style-name="T13">frustrating reintegration into Iranian society, the path forward is clear: “Once again, I arrived at my usual conclusion: one must educate oneself.” (Marjane 327). </text:span><text:span text:style-name="T16">That phras</text:span><text:span text:style-name="T17">ing</text:span><text:span text:style-name="T16"> immediately reminds me of another </text:span><text:span text:style-name="T17">instance </text:span><text:span text:style-name="T32">where </text:span><text:span text:style-name="T17">conclusive advice </text:span><text:span text:style-name="T32">speaks universally</text:span><text:span text:style-name="T16">: “</text:span><text:span text:style-name="T18">That is very well put, said Candide, but we must cultivate our garden” (Puchner et al 413). </text:span><text:span text:style-name="T40">Candide, or Optimism</text:span><text:span text:style-name="T19"> almost directly </text:span><text:soft-page-break/><text:span text:style-name="T19">parallels the journey of education: as he travels the globe, Candide continuously juxtaposes conflicting ideals and </text:span><text:span text:style-name="T20">experiences while ignoring all of them. The plot resolution occurs when Candide finally accepts sound advice and takes ownership of its implication, the cast then endeavors to cultivate literal acreage, while the story leaves readers ready to cultivate their knowledge and experiences. <text:tab/></text:span></text:p>
      <text:p text:style-name="P5"><text:span text:style-name="T20"><text:tab/></text:span><text:span text:style-name="T21">Enlightenment philosophy also reaches beyond traditional centers of education; in </text:span><text:span text:style-name="T41">The Bright Continent</text:span><text:span text:style-name="T21">, Dayo Olopade investigates an up and coming Africa, where new ideas and practical solutions are tackling some of the toughest problems that face the region. </text:span><text:span text:style-name="T22">Here we see the same ideals and focus as The Enlightenment given a new spin with terms such as “kanju” – the drive of innovation, and “lean economy” – where relaxed government oversight, bartering, and microloans play out. </text:span><text:span text:style-name="T23">Olopade uses Bridge International Academies as one case study: </text:span></text:p>
      <text:p text:style-name="P8"><text:span text:style-name="T23">“The Bridge philosophy is as basic as its classroom amenities: students in Africa are behind because their teachers are not teaching. […</text:span><text:span text:style-name="T24">] “Kids sitting in a building that you call a school doesn't matter. Kids sitting under a tree getting educated – that matters,” says Kimmelman, who founded the company with Phil Frei and his wife, Shannon May” </text:span><text:span text:style-name="T25">(Olopade 131).</text:span></text:p>
      <text:p text:style-name="P7"><text:span text:style-name="T7">Although the company uses rote memorization for much of its instruction, </text:span><text:span text:style-name="T26">the implications of receiving an operational education in Africa is </text:span><text:span text:style-name="T28">also</text:span><text:span text:style-name="T26"> </text:span><text:span text:style-name="T29">in </text:span><text:span text:style-name="T26">pure Enlightenment style. These students are starting businesses, participating in government, and largely tackling problems </text:span><text:span text:style-name="T27">of an array of dysfunctional governments and tutelage</text:span><text:span text:style-name="T26"> in a manner that would make Immanuel Kant proud </text:span><text:span text:style-name="T27">(Olopade 191-216).</text:span></text:p>
      <text:p text:style-name="P15"><text:span text:style-name="T20"><text:tab/></text:span><text:span text:style-name="T33">Where </text:span><text:span text:style-name="T36">enlightenment</text:span><text:span text:style-name="T33"> once stood for an intrinsically internal battle to shrug off tutelage in all forms: to learn, think, and decide </text:span><text:span text:style-name="T34">for oneself, </text:span><text:span text:style-name="T35">it now plays a global role in the continued advancement of society's tools of education and personal development</text:span><text:span text:style-name="T34">. </text:span><text:span text:style-name="T36">Through the</text:span><text:span text:style-name="T35"> theme of education in post</text:span><text:span text:style-name="T36">-</text:span><text:span text:style-name="T35">colonialis</text:span><text:span text:style-name="T36">t</text:span><text:span text:style-name="T35"> and modern</text:span><text:span text:style-name="T36">ist literature, we can see how our</text:span><text:span text:style-name="T35"> roots </text:span><text:span text:style-name="T36">are </text:span><text:span text:style-name="T35">in the </text:span><text:span text:style-name="T36">work of those who built The Enlightenment.</text:span></text:p>
      <text:p text:style-name="P14">Works Cited</text:p>
      <text:p text:style-name="P9">Chinua, Achebe. <text:span text:style-name="T37">No Longer At Ease</text:span>. New York: Anchor Books, 1994. Print.</text:p>
      <text:p text:style-name="P12">Dayo, Olopade. <text:span text:style-name="T37">The Bright Continent</text:span>. New York: Mariner Books, 2015. Print.</text:p>
      <text:p text:style-name="P10">Edgar, Don W.. "Learning Theories and Historical Events Affecting Instructional Design in Education | SAGE Open." SAGE Open. <text:span text:style-name="T37">SAGE Open</text:span>, 2 Oct 2012. Web. 20 Nov 2016. &lt;http://sgo.sagepub.com/content/2/4/2158244012462707&gt;. </text:p>
      <text:p text:style-name="P11">Marjane, Satrapi. <text:span text:style-name="T37">The Complete Persepolis</text:span>. New York: Pantheon Books, 2004. Print.</text:p>
      <text:p text:style-name="P13">"Tutelage." <text:span text:style-name="T37">Merriam-Webster.com</text:span>. Merriam-Webster, n.d. Web. 2<text:span text:style-name="T42">0</text:span> Nov.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tyle:font-face style:name="Georgia" svg:font-family="Georgia, 'Times New Roman', serif"/>
    <style:font-face style:name="Helvetica" svg:font-family="Helvetica, Arial, sans-serif"/>
    <style:font-face style:name="Open Sans" svg:font-family="'Open Sans',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2094e8"/>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tab/><text:span text:style-name="MT1">Bero </text:span><text:span text:style-name="MT1"><text:page-number text:select-page="current">6</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3:37:40.187672744</meta:creation-date>
    <dc:date>2016-11-23T20:07:10.122158561</dc:date>
    <meta:editing-duration>PT11H9M39S</meta:editing-duration>
    <meta:editing-cycles>75</meta:editing-cycles>
    <meta:generator>LibreOffice/5.2.3.3$Linux_X86_64 LibreOffice_project/20m0$Build-3</meta:generator>
    <meta:document-statistic meta:table-count="0" meta:image-count="0" meta:object-count="0" meta:page-count="6" meta:paragraph-count="19" meta:word-count="1319" meta:character-count="8415" meta:non-whitespace-character-count="7098"/>
  </office:meta>
</office:document-meta>
</file>